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swivel plate's hole is 56mm from the front edge and 100mm from the side edge, approximately.</text:p>
      <text:p text:style-name="Standard"/>
      <text:p text:style-name="Standard">Using pythagorean theorem, distance between swivel hole's center and one of the front corners is 115mm, approximately.</text:p>
      <text:p text:style-name="Standard"/>
      <text:p text:style-name="Standard">For minimum cutting angle of 90 degrees (45 deg in both directions), the minimum measure flat length is the arc between 2 points of a circle.</text:p>
      <text:p text:style-name="Standard"/>
      <text:p text:style-name="Standard">Those 2 points are 90 degrees apart; 360 deg is full circle angle; hence 90 / 360 = 1/4 as fraction of circumference required.</text:p>
      <text:p text:style-name="Standard"/>
      <text:p text:style-name="Standard">Circle circumference is diameter x pi.</text:p>
      <text:p text:style-name="Standard"/>
      <text:p text:style-name="Standard">Minimum measure flat length = (115mm x 2 x 3.14) / 4 = 180mm, approximate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6T22:44:47.43</meta:creation-date>
    <meta:document-statistic meta:table-count="0" meta:image-count="0" meta:object-count="0" meta:page-count="1" meta:paragraph-count="6" meta:word-count="105" meta:character-count="594"/>
    <dc:date>2012-07-06T22:44:58.93</dc:date>
    <meta:editing-duration>PT11S</meta:editing-duration>
    <meta:editing-cycles>1</meta:editing-cycles>
    <meta:generator>LibreOffice/3.3$Win32 LibreOffice_project/330m19$Build-202</meta:generator>
  </office:meta>
</office:document-meta>
</file>